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46000000645AC1A9F148D5FFDF.png" manifest:media-type="image/png"/>
  <manifest:file-entry manifest:full-path="Pictures/10000201000005200000017D8E9D717222FFD3D6.png" manifest:media-type="image/png"/>
  <manifest:file-entry manifest:full-path="Pictures/1000020100000200000002001C28E97D208B987D.png" manifest:media-type="image/png"/>
  <manifest:file-entry manifest:full-path="Pictures/10000201000003310000027D23D433427724789D.png" manifest:media-type="image/png"/>
  <manifest:file-entry manifest:full-path="Pictures/100002010000128D000010AF9839972A5DB65A56.png" manifest:media-type="image/png"/>
  <manifest:file-entry manifest:full-path="Pictures/1000000000001EBA00000981B1108E1BB50E189D.jpg" manifest:media-type="image/jpeg"/>
  <manifest:file-entry manifest:full-path="Pictures/10001CF60000EDF30000451EEA66C4D9EFB3A2DC.svg" manifest:media-type="image/svg+xml"/>
  <manifest:file-entry manifest:full-path="Pictures/100002010000049D000001A957E7CFFF7924122B.png" manifest:media-type="image/png"/>
  <manifest:file-entry manifest:full-path="Pictures/10000201000000AD000000ADC04399E61AF5DC59.png" manifest:media-type="image/png"/>
  <manifest:file-entry manifest:full-path="Pictures/10000000000002A2000000A3B763B626459AF8F4.jpg" manifest:media-type="image/jpeg"/>
  <manifest:file-entry manifest:full-path="Pictures/100002010000026A000000CEA8813BED1BD6900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draw:fill-color="#006f9c" draw:textarea-horizontal-align="justify" draw:textarea-vertical-align="middle" draw:auto-grow-height="false" fo:min-height="4.35cm" fo:min-width="6.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1.15cm"/>
    </style:style>
    <style:style style:name="gr4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6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7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8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9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10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11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12" style:family="graphic" style:parent-style-name="standard">
      <style:graphic-properties draw:stroke="none" svg:stroke-width="0.021cm" draw:stroke-linejoin="miter" draw:fill="solid" draw:fill-color="#ffffff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4cm" fo:min-width="3.0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882cm" fo:min-width="0.632cm"/>
    </style:style>
    <style:style style:name="gr15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6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7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fo:min-height="1.95cm"/>
    </style:style>
    <style:style style:name="gr20" style:family="graphic" style:parent-style-name="standard">
      <style:graphic-properties draw:stroke="none" svg:stroke-width="0.035cm" draw:stroke-linejoin="miter" draw:fill="solid" draw:fill-color="#ffc700"/>
    </style:style>
    <style:style style:name="gr21" style:family="graphic" style:parent-style-name="standard">
      <style:graphic-properties draw:stroke="solid" svg:stroke-width="0.06cm" svg:stroke-color="#de2c68" draw:stroke-linejoin="miter" draw:fill="none" fo:padding-top="0.155cm" fo:padding-bottom="0.155cm" fo:padding-left="0.28cm" fo:padding-right="0.28cm"/>
    </style:style>
    <style:style style:name="gr22" style:family="graphic" style:parent-style-name="standard">
      <style:graphic-properties draw:stroke="solid" svg:stroke-width="0.325cm" svg:stroke-color="#de2c68" draw:stroke-linejoin="miter" draw:fill="none" fo:padding-top="0.287cm" fo:padding-bottom="0.287cm" fo:padding-left="0.412cm" fo:padding-right="0.412cm"/>
    </style:style>
    <style:style style:name="gr23" style:family="graphic" style:parent-style-name="standard">
      <style:graphic-properties draw:stroke="none" svg:stroke-width="0.051cm" draw:stroke-linejoin="miter" draw:fill="solid" draw:fill-color="#ffcc33"/>
    </style:style>
    <style:style style:name="gr24" style:family="graphic" style:parent-style-name="standard">
      <style:graphic-properties draw:stroke="none" svg:stroke-width="0.053cm" draw:stroke-linejoin="miter" draw:fill="solid" draw:fill-color="#ffcc33"/>
    </style:style>
    <style:style style:name="gr25" style:family="graphic" style:parent-style-name="standard">
      <style:graphic-properties draw:stroke="none" svg:stroke-width="0.04cm" draw:stroke-linejoin="miter" draw:fill="solid" draw:fill-color="#000000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34cm, 1.34cm, 1.335cm)" draw:image-opacity="100%" style:mirror="none"/>
    </style:style>
    <style:style style:name="gr27" style:family="graphic" style:parent-style-name="standard">
      <style:graphic-properties draw:stroke="none" svg:stroke-width="0.151cm" draw:stroke-linejoin="miter" draw:fill="solid" draw:fill-color="#ffffff"/>
    </style:style>
    <style:style style:name="gr28" style:family="graphic" style:parent-style-name="standard">
      <style:graphic-properties draw:stroke="none" svg:stroke-width="0.151cm" draw:stroke-linejoin="miter" draw:fill="solid" draw:fill-color="#000000"/>
    </style:style>
    <style:style style:name="gr29" style:family="graphic" style:parent-style-name="standard">
      <style:graphic-properties draw:stroke="none" svg:stroke-width="0.062cm" draw:stroke-linejoin="miter" draw:fill="solid" draw:fill-color="#ffffff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25cm, 1.222cm, 2.39cm, 1.293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fill-image-width="0cm" draw:fill-image-height="0cm" fo:min-height="2.394cm"/>
    </style:style>
    <style:style style:name="P1" style:family="paragraph">
      <loext:graphic-properties draw:fill-color="#006f9c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loext:graphic-properties draw:fill="solid" draw:fill-color="#ffffff"/>
      <style:text-properties fo:language="en" fo:country="US"/>
    </style:style>
    <style:style style:name="P6" style:family="paragraph">
      <loext:graphic-properties draw:fill="solid" draw:fill-color="#4d4d4d"/>
      <style:text-properties fo:language="en" fo:country="US"/>
    </style:style>
    <style:style style:name="P7" style:family="paragraph">
      <loext:graphic-properties draw:fill="solid" draw:fill-color="#000000"/>
      <style:text-properties fo:language="en" fo:country="US"/>
    </style:style>
    <style:style style:name="P8" style:family="paragraph">
      <loext:graphic-properties draw:fill="solid" draw:fill-color="#4d4d4d" draw:opacity="100%"/>
      <style:text-properties fo:language="en" fo:country="US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006f9c"/>
      <style:text-properties fo:language="en" fo:country="US"/>
    </style:style>
    <style:style style:name="P12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4pt" style:font-weight-asian="bold" style:font-size-complex="34pt" style:font-weight-complex="bold"/>
    </style:style>
    <style:style style:name="P13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language="en" fo:country="US" fo:font-weight="bold" style:font-size-asian="32pt" style:font-weight-asian="bold" style:font-size-complex="32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c700"/>
      <style:text-properties fo:language="en" fo:country="US"/>
    </style:style>
    <style:style style:name="P16" style:family="paragraph">
      <loext:graphic-properties draw:fill="none"/>
      <style:text-properties fo:language="en" fo:country="US"/>
    </style:style>
    <style:style style:name="P17" style:family="paragraph">
      <loext:graphic-properties draw:fill="solid" draw:fill-color="#ffcc33"/>
      <style:text-properties fo:language="en" fo:country="US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="none" draw:fill-color="#ffffff" draw:fill-image-width="0cm" draw:fill-image-height="0cm"/>
      <style:paragraph-properties fo:text-align="center"/>
      <style:text-properties fo:color="#ffffff" style:font-name="PT Sans" fo:font-size="34pt" fo:language="en" fo:country="US" fo:font-weight="bold" style:font-size-asian="34pt" style:font-weight-asian="bold" style:font-size-complex="34pt" style:font-weight-complex="bold"/>
    </style:style>
    <style:style style:name="T1" style:family="text">
      <style:text-properties style:font-name="PT Sans" fo:font-size="24pt" fo:language="en" fo:country="US" fo:font-weight="normal" style:font-size-asian="24pt" style:font-weight-asian="normal" style:font-size-complex="24pt" style:font-weight-complex="normal"/>
    </style:style>
    <style:style style:name="T2" style:family="text">
      <style:text-properties style:font-name="PT Sans" fo:font-size="66pt" fo:language="en" fo:country="US" fo:font-weight="bold" style:font-size-asian="66pt" style:font-weight-asian="bold" style:font-size-complex="66pt" style:font-weight-complex="bold"/>
    </style:style>
    <style:style style:name="T3" style:family="text">
      <style:text-properties style:font-name="PT Sans" fo:font-size="32pt" fo:language="en" fo:country="US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1.999cm" svg:height="5.499cm" svg:x="0cm" svg:y="0cm" svg:viewBox="0 0 42000 5500" draw:points="0,5500 0,0 42000,0 42000,1000">
          <text:p/>
        </draw:polygon>
        <draw:frame draw:style-name="gr2" draw:text-style-name="P2" draw:layer="layout" svg:width="9.5cm" svg:height="3.166cm" svg:x="2.1cm" svg:y="25.2cm">
          <draw:image xlink:href="Pictures/100002010000026A000000CEA8813BED1BD6900E.png" xlink:type="simple" xlink:show="embed" xlink:actuate="onLoad">
            <text:p/>
          </draw:image>
        </draw:frame>
        <draw:frame draw:style-name="gr3" draw:text-style-name="P4" draw:layer="layout" svg:width="5.8cm" svg:height="1.4cm" svg:x="2.6cm" svg:y="23.8cm">
          <draw:text-box>
            <text:p text:style-name="P3"><text:span text:style-name="T1">sponsored by</text:span></text:p>
          </draw:text-box>
        </draw:frame>
        <draw:g>
          <draw:g>
            <draw:g>
              <draw:polyline draw:style-name="gr4" draw:text-style-name="P2" draw:layer="layout" svg:width="1.934cm" svg:height="3.067cm" svg:x="25.607cm" svg:y="11.091cm" svg:viewBox="0 0 1935 3068" draw:points="1935,3068 834,0 0,3068">
                <text:p/>
              </draw:polyline>
              <draw:line draw:style-name="gr4" draw:text-style-name="P2" draw:layer="layout" svg:x1="26.808cm" svg:y1="12.191cm" svg:x2="26.141cm" svg:y2="12.191cm">
                <text:p/>
              </draw:line>
              <draw:line draw:style-name="gr4" draw:text-style-name="P2" draw:layer="layout" svg:x1="27.074cm" svg:y1="12.825cm" svg:x2="25.94cm" svg:y2="12.825cm">
                <text:p/>
              </draw:line>
            </draw:g>
            <draw:custom-shape draw:style-name="gr5" draw:text-style-name="P2" draw:layer="layout" svg:width="4.772cm" svg:height="4.771cm" svg:x="24.096cm" svg:y="8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3.888cm" svg:height="3.888cm" svg:x="24.538cm" svg:y="9.2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0.3cm" svg:height="0.2cm" draw:transform="rotate (1.5707963267949) translate (23.931cm 12.19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01cm" svg:height="0.2cm" draw:transform="rotate (1.5707963267949) translate (23.798cm 11.09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01cm" svg:height="0.2cm" draw:transform="rotate (1.5707963267949) translate (24.132cm 10.024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4.865cm 9.12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5.899cm 8.75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7.001cm 8.75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8.002cm 9.22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8.769cm 10.157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9.003cm 11.224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cm" draw:transform="rotate (1.5707963267949) translate (28.803cm 12.29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8.336cm 13.159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7" draw:text-style-name="P2" draw:layer="layout" svg:width="0.3cm" svg:height="0.201cm" draw:transform="rotate (1.5707963267949) translate (24.434cm 13.159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path draw:style-name="gr8" draw:text-style-name="P5" draw:layer="layout" svg:width="1.002cm" svg:height="1.111cm" draw:transform="rotate (-0.12618730491919) translate (17.2578322488526cm 9.8730314796334cm)" svg:viewBox="0 0 1003 1112" svg:d="M104 487c0-53 4-107 22-158 54-146 20-81 114-191 118-123 262-163 423-123 232 57 368 270 335 512-29 214-228 378-456 375-64-1-128-5-191 15-158 50-235 101-277 195-15-71-45-139-74-208 136-117 104-195 104-417z">
              <text:p/>
            </draw:path>
            <draw:polygon draw:style-name="gr9" draw:text-style-name="P6" draw:layer="layout" svg:width="2.647cm" svg:height="2.842cm" svg:x="13.169cm" svg:y="11.906cm" svg:viewBox="0 0 2648 2843" draw:points="2648,0 2573,1860 1,2843 0,0">
              <text:p/>
            </draw:polygon>
            <draw:polyline draw:style-name="gr10" draw:text-style-name="P7" draw:layer="layout" svg:width="0.958cm" svg:height="8.472cm" svg:x="16.5cm" svg:y="5.726cm" svg:viewBox="0 0 959 8473" draw:points="0,0 262,2288 450,2551 667,4070 673,4702 959,8072 346,8473">
              <text:p/>
            </draw:polyline>
            <draw:polygon draw:style-name="gr9" draw:text-style-name="P6" draw:layer="layout" svg:width="3.492cm" svg:height="2.512cm" svg:x="13.179cm" svg:y="9.473cm" svg:viewBox="0 0 3493 2513" draw:points="0,2513 13,0 2296,852 3493,2513">
              <text:p/>
            </draw:polygon>
            <draw:polygon draw:style-name="gr11" draw:text-style-name="P8" draw:layer="layout" svg:width="1.664cm" svg:height="6.348cm" svg:x="11.644cm" svg:y="8.394cm" svg:viewBox="0 0 1665 6349" draw:points="1529,6349 0,5527 0,3587 149,3437 169,2242 279,1987 390,1541 384,1326 577,675 732,1303 751,1510 801,1891 1036,1054 1036,781 1268,0 1518,838 1552,1072 1665,1787 1658,3380 1554,3692">
              <text:p/>
            </draw:polygon>
            <draw:polygon draw:style-name="gr9" draw:text-style-name="P6" draw:layer="layout" svg:width="1.908cm" svg:height="8.472cm" svg:x="15.549cm" svg:y="5.726cm" svg:viewBox="0 0 1909 8473" draw:points="1212,2288 1400,2551 1617,4070 1623,4702 1909,8072 1296,8473 0,8117 218,5005 247,4173 316,3693 377,2644 589,2377 750,56 950,0">
              <text:p/>
            </draw:polygon>
            <draw:g>
              <draw:path draw:style-name="gr12" draw:text-style-name="P5" draw:layer="layout" svg:width="0.969cm" svg:height="1.216cm" svg:x="12.229cm" svg:y="11.445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  <text:p/>
              </draw:path>
              <draw:path draw:style-name="gr12" draw:text-style-name="P5" draw:layer="layout" svg:width="0.53cm" svg:height="0.359cm" svg:x="12.117cm" svg:y="11.749cm" svg:viewBox="0 0 531 360" svg:d="M177 171c-49 40-98 43-140 9-36-29-48-81-26-124 22-44 70-65 118-52 51 14 77 57 73 123 21 6 41 12 61 17 80 21 158 44 237 65 22 5 28 13 31 37 2 45-17 82-53 107-17 11-29 10-46-2-80-57-160-114-240-171-4-3-10-6-15-9z">
                <text:p/>
              </draw:path>
            </draw:g>
          </draw:g>
          <draw:custom-shape draw:style-name="gr13" draw:text-style-name="P9" draw:layer="layout" svg:width="5.001cm" svg:height="3.258cm" draw:transform="rotate (-0.556585498460992) translate (19.921cm 1.5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8" draw:text-style-name="P5" draw:layer="layout" svg:width="1.647cm" svg:height="2.175cm" svg:x="17.405cm" svg:y="9.323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  <draw:path draw:style-name="gr8" draw:text-style-name="P5" draw:layer="layout" svg:width="2.2cm" svg:height="2.439cm" svg:x="22.273cm" svg:y="8.675cm" svg:viewBox="0 0 2201 2440" svg:d="M228 1069c0-117 8-236 50-346 116-321 42-178 249-419 259-271 574-359 928-271 509 125 808 592 735 1123-65 470-500 831-1001 823-141-2-280-10-419 33-346 110-515 221-607 428-33-157-101-305-163-457 299-258 228-428 228-914z">
              <text:p/>
            </draw:path>
            <draw:custom-shape draw:style-name="gr14" draw:text-style-name="P10" draw:layer="layout" svg:width="1.6cm" svg:height="1.6cm" svg:x="20.9cm" svg:y="2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15" draw:text-style-name="P11" draw:layer="layout" svg:width="0.942cm" svg:height="1.331cm" svg:x="21.058cm" svg:y="2.8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  <text:p/>
            </draw:path>
            <draw:path draw:style-name="gr15" draw:text-style-name="P11" draw:layer="layout" svg:width="4.37cm" svg:height="7.135cm" svg:x="18.648cm" svg:y="6.73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  <text:p/>
            </draw:path>
            <draw:path draw:style-name="gr16" draw:text-style-name="P7" draw:layer="layout" svg:width="3.222cm" svg:height="9.039cm" svg:x="20.195cm" svg:y="5.419cm" svg:viewBox="0 0 3223 9040" svg:d="M0 0h866l2344 8355c0 0 3 10 3 23 7 18 10 35 10 53 0 336-1206 609-2690 609">
              <text:p/>
            </draw:path>
            <draw:path draw:style-name="gr17" draw:text-style-name="P11" draw:layer="layout" svg:width="0.956cm" svg:height="0.553cm" svg:x="17.101cm" svg:y="9.949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15" draw:text-style-name="P11" draw:layer="layout" svg:width="5.385cm" svg:height="9.039cm" svg:x="18.032cm" svg:y="5.419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  <text:p/>
            </draw:path>
            <draw:path draw:style-name="gr15" draw:text-style-name="P11" draw:layer="layout" svg:width="2.995cm" svg:height="2.633cm" svg:x="19.531cm" svg:y="2.908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  <text:p/>
            </draw:path>
            <draw:path draw:style-name="gr15" draw:text-style-name="P11" draw:layer="layout" svg:width="2.2cm" svg:height="2.439cm" svg:x="22.274cm" svg:y="8.674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  <text:p/>
            </draw:path>
            <draw:path draw:style-name="gr15" draw:text-style-name="P11" draw:layer="layout" svg:width="0.956cm" svg:height="0.553cm" svg:x="17.102cm" svg:y="9.949cm" svg:viewBox="0 0 957 554" svg:d="M326 283c-79 79-164 95-242 48-72-45-103-134-72-213 28-78 110-129 195-116 93 15 147 82 153 199 34 7 72 10 106 17 143 21 286 41 430 65 38 7 54 17 57 54 15 79-9 144-67 198-27 24-49 24-78 6-150-81-301-163-454-245-10-6-22-10-28-13z">
              <text:p/>
            </draw:path>
            <draw:path draw:style-name="gr15" draw:text-style-name="P11" draw:layer="layout" svg:width="1.647cm" svg:height="2.175cm" svg:x="17.405cm" svg:y="9.323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  <text:p/>
            </draw:path>
          </draw:g>
          <draw:frame draw:style-name="gr18" draw:text-style-name="P12" draw:layer="layout" svg:width="9.9cm" svg:height="2.99cm" svg:x="23.9cm" svg:y="4.356cm">
            <draw:text-box>
              <text:p text:style-name="P3"><text:span text:style-name="T2">#WBM10</text:span></text:p>
            </draw:text-box>
          </draw:frame>
          <draw:frame draw:style-name="gr19" draw:text-style-name="P13" draw:layer="layout" svg:width="23.8cm" svg:height="2.2cm" svg:x="8.7cm" svg:y="15cm">
            <draw:text-box>
              <text:p text:style-name="P3"><text:span text:style-name="T3">BATTLEMESH v10 <text:s text:c="2"/></text:span><text:span text:style-name="T3">JUNE 05-11, 2017 <text:s text:c="3"/>VIENNA</text:span></text:p>
            </draw:text-box>
          </draw:frame>
        </draw:g>
        <draw:frame draw:style-name="gr2" draw:text-style-name="P2" draw:layer="layout" svg:width="9.844cm" svg:height="2.379cm" svg:x="14cm" svg:y="25.4cm">
          <draw:image xlink:href="Pictures/10000000000002A2000000A3B763B626459AF8F4.jpg" xlink:type="simple" xlink:show="embed" xlink:actuate="onLoad">
            <text:p/>
          </draw:image>
        </draw:frame>
        <draw:frame draw:style-name="gr2" draw:text-style-name="P2" draw:layer="layout" svg:width="3.958cm" svg:height="3.958cm" svg:x="26.9cm" svg:y="24.7cm">
          <draw:image xlink:href="Pictures/10000201000000AD000000ADC04399E61AF5DC59.png" xlink:type="simple" xlink:show="embed" xlink:actuate="onLoad">
            <text:p/>
          </draw:image>
        </draw:frame>
        <draw:frame draw:style-name="gr2" draw:text-style-name="P14" draw:layer="layout" svg:width="5.7cm" svg:height="1.763cm" svg:x="33.7cm" svg:y="25.737cm">
          <draw:image xlink:href="Pictures/1000000000001EBA00000981B1108E1BB50E189D.jpg" xlink:type="simple" xlink:show="embed" xlink:actuate="onLoad">
            <text:p/>
          </draw:image>
        </draw:frame>
        <draw:g>
          <draw:g>
            <draw:path draw:style-name="gr20" draw:text-style-name="P15" draw:layer="layout" svg:width="0.339cm" svg:height="0.445cm" svg:x="35.739cm" svg:y="11.044cm" svg:viewBox="0 0 340 446" svg:d="M195 0c-63 0-129 38-129 38v-30h-66v438h66v-354c0 0 60-33 118-33 78 0 90 53 90 160v227h66v-228c0-150-29-218-145-218z">
              <text:p/>
            </draw:path>
            <draw:path draw:style-name="gr20" draw:text-style-name="P15" draw:layer="layout" svg:width="0.35cm" svg:height="0.454cm" svg:x="36.199cm" svg:y="11.044cm" svg:viewBox="0 0 351 455" svg:d="M66 203c1-102 45-148 114-148 71 0 107 44 107 148zM180 0c-110 0-180 74-180 230 0 140 46 225 175 225 72 0 161-14 161-14l-1-52c0 0-95 9-157 9-85 0-111-63-111-144h281l3-49c0-139-61-205-171-205z">
              <text:p/>
            </draw:path>
            <draw:path draw:style-name="gr20" draw:text-style-name="P15" draw:layer="layout" svg:width="0.263cm" svg:height="0.579cm" svg:x="36.619cm" svg:y="10.92cm" svg:viewBox="0 0 264 580" svg:d="M190 521c-53 0-64-33-64-123v-206h131v-57h-131v-135h-66v135h-60v57h60v229c0 116 35 159 123 159 30 0 81-9 81-9l-4-55c0 0-47 5-70 5z">
              <text:p/>
            </draw:path>
            <draw:path draw:style-name="gr20" draw:text-style-name="P15" draw:layer="layout" svg:width="0.379cm" svg:height="0.625cm" svg:x="37.046cm" svg:y="10.873cm" svg:viewBox="0 0 380 626" svg:d="M224 64c58 0 152 15 152 15l4-60c0 0-86-19-163-19-174 0-217 114-217 315 0 194 39 311 217 311 66 0 161-18 161-18l-2-60c0 0-99 15-151 15-134 0-155-89-155-248 0-163 22-251 154-251z">
              <text:p/>
            </draw:path>
            <draw:path draw:style-name="gr20" draw:text-style-name="P15" draw:layer="layout" svg:width="0.364cm" svg:height="0.454cm" svg:x="37.511cm" svg:y="11.044cm" svg:viewBox="0 0 365 455" svg:d="M184 398c-98 0-117-63-117-176s27-164 117-164c83 0 114 57 114 165 0 107-16 175-114 175zM184 0c-138 0-184 79-184 222 0 150 40 233 184 233 143 0 181-90 181-232 0-141-49-223-181-223z">
              <text:p/>
            </draw:path>
            <draw:path draw:style-name="gr20" draw:text-style-name="P15" draw:layer="layout" svg:width="0.594cm" svg:height="0.445cm" svg:x="38.011cm" svg:y="11.044cm" svg:viewBox="0 0 595 446" svg:d="M449 0c-60 0-155 43-155 43-24-26-52-43-109-43-53 0-119 39-119 39v-31h-66v438h66v-353c0 0 56-34 110-34 71 0 93 49 93 161v226h64v-228c0-57-5-104-13-125 0 0 65-34 119-34 80 0 90 50 90 163v224h66v-228c0-152-31-218-146-218z">
              <text:p/>
            </draw:path>
            <draw:path draw:style-name="gr20" draw:text-style-name="P15" draw:layer="layout" svg:width="0.594cm" svg:height="0.445cm" svg:x="38.764cm" svg:y="11.044cm" svg:viewBox="0 0 595 446" svg:d="M449 0c-60 0-155 43-155 43-24-26-52-43-109-43-53 0-119 39-119 39v-31h-66v438h66v-353c0 0 56-34 110-34 71 0 93 49 93 161v226h64v-228c0-57-5-104-13-125 0 0 65-34 119-34 80 0 90 50 90 163v224h66v-228c0-152-31-218-146-218z">
              <text:p/>
            </draw:path>
            <draw:path draw:style-name="gr20" draw:text-style-name="P15" draw:layer="layout" svg:width="0.364cm" svg:height="0.454cm" svg:x="39.478cm" svg:y="11.044cm" svg:viewBox="0 0 365 455" svg:d="M184 398c-98 0-117-63-117-176s27-164 117-164c83 0 114 57 114 165 0 107-16 175-114 175zM184 0c-138 0-184 79-184 222 0 150 40 233 184 233 143 0 181-90 181-232 0-141-49-223-181-223z">
              <text:p/>
            </draw:path>
            <draw:path draw:style-name="gr20" draw:text-style-name="P15" draw:layer="layout" svg:width="0.339cm" svg:height="0.445cm" svg:x="39.974cm" svg:y="11.044cm" svg:viewBox="0 0 340 446" svg:d="M195 0c-63 0-129 38-129 38v-30h-66v438h66v-354c0 0 60-33 118-33 78 0 90 53 90 160v227h66v-228c0-150-29-218-145-218z">
              <text:p/>
            </draw:path>
            <draw:path draw:style-name="gr20" draw:text-style-name="P15" draw:layer="layout" svg:width="0.321cm" svg:height="0.454cm" svg:x="40.439cm" svg:y="11.044cm" svg:viewBox="0 0 322 455" svg:d="M169 192c-83-14-103-28-103-67 0-50 40-67 90-67 53 0 149 14 149 14l3-55c0 0-89-17-155-17-76 0-153 33-153 128 0 83 51 105 149 123 87 15 107 25 107 70 0 60-37 77-107 77-44 0-141-14-141-14l-4 55c0 0 96 16 152 16 100 0 166-34 166-137 0-83-42-107-153-126z">
              <text:p/>
            </draw:path>
            <draw:polygon draw:style-name="gr20" draw:text-style-name="P15" draw:layer="layout" svg:width="0.258cm" svg:height="0.411cm" svg:x="33.439cm" svg:y="11.022cm" svg:viewBox="0 0 259 412" draw:points="259,0 0,198 169,412">
              <text:p/>
            </draw:polygon>
            <draw:polygon draw:style-name="gr20" draw:text-style-name="P15" draw:layer="layout" svg:width="0.243cm" svg:height="0.165cm" svg:x="33.1cm" svg:y="11.213cm" svg:viewBox="0 0 244 166" draw:points="0,166 244,17 86,0">
              <text:p/>
            </draw:polygon>
            <draw:polygon draw:style-name="gr20" draw:text-style-name="P15" draw:layer="layout" svg:width="0.441cm" svg:height="0.411cm" svg:x="34.462cm" svg:y="9.989cm" svg:viewBox="0 0 442 412" draw:points="398,0 0,271 442,412">
              <text:p/>
            </draw:polygon>
            <draw:polygon draw:style-name="gr20" draw:text-style-name="P15" draw:layer="layout" svg:width="0.458cm" svg:height="0.212cm" svg:x="33.112cm" svg:y="11.246cm" svg:viewBox="0 0 459 213" draw:points="291,0 0,176 459,213">
              <text:p/>
            </draw:polygon>
            <draw:polygon draw:style-name="gr20" draw:text-style-name="P15" draw:layer="layout" svg:width="0.591cm" svg:height="0.558cm" svg:x="33.973cm" svg:y="10.301cm" svg:viewBox="0 0 592 559" draw:points="0,385 592,559 418,0">
              <text:p/>
            </draw:polygon>
            <draw:polygon draw:style-name="gr20" draw:text-style-name="P15" draw:layer="layout" svg:width="0.461cm" svg:height="0.547cm" svg:x="34.433cm" svg:y="10.296cm" svg:viewBox="0 0 462 548" draw:points="172,548 462,146 0,0">
              <text:p/>
            </draw:polygon>
            <draw:polygon draw:style-name="gr20" draw:text-style-name="P15" draw:layer="layout" svg:width="0.442cm" svg:height="0.664cm" svg:x="34.399cm" svg:y="9.569cm" svg:viewBox="0 0 443 665" draw:points="28,665 443,382 0,0">
              <text:p/>
            </draw:polygon>
            <draw:polygon draw:style-name="gr20" draw:text-style-name="P15" draw:layer="layout" svg:width="0.225cm" svg:height="0.229cm" svg:x="36.191cm" svg:y="10.318cm" svg:viewBox="0 0 226 230" draw:points="11,0 0,230 226,90">
              <text:p/>
            </draw:polygon>
            <draw:polygon draw:style-name="gr20" draw:text-style-name="P15" draw:layer="layout" svg:width="0.234cm" svg:height="0.205cm" svg:x="35.993cm" svg:y="10.052cm" svg:viewBox="0 0 235 206" draw:points="235,0 0,52 178,206">
              <text:p/>
            </draw:polygon>
            <draw:polygon draw:style-name="gr20" draw:text-style-name="P15" draw:layer="layout" svg:width="0.199cm" svg:height="0.376cm" svg:x="35.953cm" svg:y="10.143cm" svg:viewBox="0 0 200 377" draw:points="0,377 200,155 20,0">
              <text:p/>
            </draw:polygon>
            <draw:polygon draw:style-name="gr20" draw:text-style-name="P15" draw:layer="layout" svg:width="0.189cm" svg:height="0.21cm" svg:x="35.969cm" svg:y="10.355cm" svg:viewBox="0 0 190 211" draw:points="190,0 0,211 179,211">
              <text:p/>
            </draw:polygon>
            <draw:polygon draw:style-name="gr20" draw:text-style-name="P15" draw:layer="layout" svg:width="0.154cm" svg:height="0.37cm" svg:x="33.76cm" svg:y="10.756cm" svg:viewBox="0 0 155 371" draw:points="155,0 0,212 146,371">
              <text:p/>
            </draw:polygon>
            <draw:polygon draw:style-name="gr20" draw:text-style-name="P15" draw:layer="layout" svg:width="0.235cm" svg:height="0.141cm" svg:x="36.256cm" svg:y="10.234cm" svg:viewBox="0 0 236 142" draw:points="236,0 0,60 195,142">
              <text:p/>
            </draw:polygon>
            <draw:polygon draw:style-name="gr20" draw:text-style-name="P15" draw:layer="layout" svg:width="0.258cm" svg:height="0.201cm" svg:x="36.216cm" svg:y="10.057cm" svg:viewBox="0 0 259 202" draw:points="55,0 0,202 259,137">
              <text:p/>
            </draw:polygon>
            <draw:polygon draw:style-name="gr20" draw:text-style-name="P15" draw:layer="layout" svg:width="0.324cm" svg:height="0.145cm" svg:x="36.495cm" svg:y="10.231cm" svg:viewBox="0 0 325 146" draw:points="325,86 43,0 0,146">
              <text:p/>
            </draw:polygon>
            <draw:polygon draw:style-name="gr20" draw:text-style-name="P15" draw:layer="layout" svg:width="0.597cm" svg:height="0.56cm" svg:x="34.632cm" svg:y="10.472cm" svg:viewBox="0 0 598 561" draw:points="294,0 0,407 598,561">
              <text:p/>
            </draw:polygon>
            <draw:polygon draw:style-name="gr20" draw:text-style-name="P15" draw:layer="layout" svg:width="0.687cm" svg:height="0.438cm" svg:x="34.526cm" svg:y="10.917cm" svg:viewBox="0 0 688 439" draw:points="87,0 0,439 688,155">
              <text:p/>
            </draw:polygon>
            <draw:polygon draw:style-name="gr20" draw:text-style-name="P15" draw:layer="layout" svg:width="0.58cm" svg:height="0.605cm" svg:x="33.991cm" svg:y="10.736cm" svg:viewBox="0 0 581 606" draw:points="581,169 0,0 494,606">
              <text:p/>
            </draw:polygon>
            <draw:polygon draw:style-name="gr20" draw:text-style-name="P15" draw:layer="layout" svg:width="0.481cm" svg:height="0.579cm" svg:x="33.946cm" svg:y="10.761cm" svg:viewBox="0 0 482 580" draw:points="10,0 0,405 482,580">
              <text:p/>
            </draw:polygon>
            <draw:polygon draw:style-name="gr20" draw:text-style-name="P15" draw:layer="layout" svg:width="0.255cm" svg:height="0.41cm" svg:x="35.675cm" svg:y="10.138cm" svg:viewBox="0 0 256 411" draw:points="256,0 0,216 233,411">
              <text:p/>
            </draw:polygon>
            <draw:polygon draw:style-name="gr20" draw:text-style-name="P15" draw:layer="layout" svg:width="0.569cm" svg:height="0.624cm" svg:x="35.316cm" svg:y="10.389cm" svg:viewBox="0 0 570 625" draw:points="331,0 0,625 570,198">
              <text:p/>
            </draw:polygon>
            <draw:polygon draw:style-name="gr20" draw:text-style-name="P15" draw:layer="layout" svg:width="0.639cm" svg:height="0.631cm" svg:x="34.964cm" svg:y="10.38cm" svg:viewBox="0 0 640 632" draw:points="640,0 0,70 304,632">
              <text:p/>
            </draw:polygon>
            <draw:polygon draw:style-name="gr20" draw:text-style-name="P15" draw:layer="layout" svg:width="0.586cm" svg:height="0.618cm" svg:x="33.394cm" svg:y="9.415cm" svg:viewBox="0 0 587 619" draw:points="495,619 587,329 0,0">
              <text:p/>
            </draw:polygon>
            <draw:polygon draw:style-name="gr20" draw:text-style-name="P15" draw:layer="layout" svg:width="0.472cm" svg:height="0.387cm" svg:x="33.863cm" svg:y="9.317cm" svg:viewBox="0 0 473 388" draw:points="155,388 473,212 0,0">
              <text:p/>
            </draw:polygon>
            <draw:polygon draw:style-name="gr20" draw:text-style-name="P15" draw:layer="layout" svg:width="0.729cm" svg:height="0.249cm" svg:x="33.678cm" svg:y="11.206cm" svg:viewBox="0 0 730 250" draw:points="253,0 0,250 730,173">
              <text:p/>
            </draw:polygon>
            <draw:polygon draw:style-name="gr20" draw:text-style-name="P15" draw:layer="layout" svg:width="0.427cm" svg:height="0.448cm" svg:x="33.924cm" svg:y="9.781cm" svg:viewBox="0 0 428 449" draw:points="0,280 428,449 90,0">
              <text:p/>
            </draw:polygon>
            <draw:polygon draw:style-name="gr20" draw:text-style-name="P15" draw:layer="layout" svg:width="0.344cm" svg:height="0.631cm" svg:x="34.038cm" svg:y="9.566cm" svg:viewBox="0 0 345 632" draw:points="0,175 345,632 318,0">
              <text:p/>
            </draw:polygon>
            <draw:polygon draw:style-name="gr20" draw:text-style-name="P15" draw:layer="layout" svg:width="0.565cm" svg:height="0.386cm" svg:x="33.398cm" svg:y="9.3cm" svg:viewBox="0 0 566 387" draw:points="0,70 566,387 412,0">
              <text:p/>
            </draw:polygon>
            <draw:polygon draw:style-name="gr20" draw:text-style-name="P15" draw:layer="layout" svg:width="0.239cm" svg:height="0.401cm" svg:x="33.656cm" svg:y="11.014cm" svg:viewBox="0 0 240 402" draw:points="88,0 0,402 240,166">
              <text:p/>
            </draw:polygon>
            <draw:polygon draw:style-name="gr20" draw:text-style-name="P15" draw:layer="layout" svg:width="0.44cm" svg:height="0.549cm" svg:x="33.912cm" svg:y="10.103cm" svg:viewBox="0 0 441 550" draw:points="441,173 0,0 34,550">
              <text:p/>
            </draw:polygon>
          </draw:g>
          <draw:frame draw:style-name="gr2" draw:text-style-name="P2" draw:layer="layout" svg:width="5.6cm" svg:height="5.035cm" svg:x="1.9cm" svg:y="7.396cm">
            <draw:image xlink:href="Pictures/100002010000128D000010AF9839972A5DB65A56.png" xlink:type="simple" xlink:show="embed" xlink:actuate="onLoad">
              <text:p/>
            </draw:image>
          </draw:frame>
          <draw:frame draw:style-name="gr2" draw:text-style-name="P2" draw:layer="layout" svg:width="5.259cm" svg:height="4.1cm" svg:x="34.641cm" svg:y="12.6cm">
            <draw:image xlink:href="Pictures/10000201000003310000027D23D433427724789D.png" xlink:type="simple" xlink:show="embed" xlink:actuate="onLoad">
              <text:p/>
            </draw:image>
          </draw:frame>
          <draw:g>
            <draw:path draw:style-name="gr21" draw:text-style-name="P16" draw:layer="layout" svg:width="2.001cm" svg:height="2.039cm" svg:x="36.322cm" svg:y="4.922cm" svg:viewBox="0 0 2002 2040" svg:d="M2002 1020c0 188-43 348-135 511-92 162-206 279-366 373-160 93-316 136-501 136-184 0-340-43-499-136-160-94-275-211-367-373-92-163-134-323-134-511s42-348 134-510c92-163 207-280 367-373 159-94 315-137 499-137 185 0 341 43 501 137 160 93 274 210 366 373 92 162 135 322 135 510z">
              <text:p/>
            </draw:path>
            <draw:path draw:style-name="gr21" draw:text-style-name="P16" draw:layer="layout" svg:width="2.159cm" svg:height="2.196cm" svg:x="38.023cm" svg:y="4.328cm" svg:viewBox="0 0 2160 2197" svg:d="M2160 1099c0 201-45 374-144 549-100 175-224 301-395 402-173 101-342 147-541 147s-367-46-540-147c-172-101-296-227-395-402-100-175-145-348-145-549 0-202 45-374 145-550 99-175 223-300 395-402 173-101 341-147 540-147s368 46 541 147c171 102 295 227 395 402 99 176 144 348 144 550z">
              <text:p/>
            </draw:path>
            <draw:path draw:style-name="gr22" draw:text-style-name="P16" draw:layer="layout" svg:width="2.825cm" svg:height="2.853cm" svg:x="37.686cm" svg:y="4cm" svg:viewBox="0 0 2826 2854" svg:d="M2826 1427c0 262-59 486-189 713-130 228-293 391-518 523-225 131-446 191-706 191s-481-60-707-191c-225-132-387-295-517-523-130-227-189-451-189-713 0-263 59-486 189-714 130-227 292-390 517-522 226-131 447-191 707-191s481 60 706 191c225 132 388 295 518 522 130 228 189 451 189 714z">
              <text:p/>
            </draw:path>
            <draw:polygon draw:style-name="gr23" draw:text-style-name="P17" draw:layer="layout" svg:width="0.669cm" svg:height="0.507cm" svg:x="36.679cm" svg:y="5.45cm" svg:viewBox="0 0 670 508" draw:points="402,0 179,0 358,169 0,169 0,338 358,338 179,508 402,508 670,254">
              <text:p/>
            </draw:polygon>
            <draw:polygon draw:style-name="gr24" draw:text-style-name="P17" draw:layer="layout" svg:width="1.12cm" svg:height="0.869cm" svg:x="38.603cm" svg:y="5.27cm" svg:viewBox="0 0 1121 870" draw:points="794,870 514,580 1121,580 1121,290 514,290 794,0 420,0 0,435 420,870">
              <text:p/>
            </draw:polygon>
            <draw:path draw:style-name="gr25" draw:text-style-name="P7" draw:layer="layout" svg:width="0.261cm" svg:height="0.95cm" svg:x="36.1cm" svg:y="7.289cm" svg:viewBox="0 0 262 951" svg:d="M51 951h161v-662h50v-102h-50v-47c0-19 3-37 28-39h22v-101h-91c-99 0-120 40-120 91v96h-51v102h51z">
              <text:p/>
            </draw:path>
            <draw:path draw:style-name="gr25" draw:text-style-name="P7" draw:layer="layout" svg:width="0.398cm" svg:height="0.773cm" svg:x="36.406cm" svg:y="7.466cm" svg:viewBox="0 0 399 774" svg:d="M0 774h161v-618c0-21 2-46 42-46 33 0 35 25 35 46v253h161v-263c0-81 4-146-124-146-44 0-87 17-111 53h-3v-43h-161z">
              <text:p/>
            </draw:path>
            <draw:path draw:style-name="gr25" draw:text-style-name="P7" draw:layer="layout" svg:width="0.398cm" svg:height="0.782cm" svg:x="36.87cm" svg:y="7.466cm" svg:viewBox="0 0 399 783" svg:d="M238 473v179c0 34-15 37-38 37-24 0-39-3-39-37v-243h238v-281c0-78-77-128-199-128-123 0-200 50-200 128v527c0 79 77 128 200 128 122 0 199-49 199-128v-182zM238 319h-77v-188c0-35 15-38 39-38 23 0 38 3 38 38z">
              <text:p/>
            </draw:path>
            <draw:path draw:style-name="gr25" draw:text-style-name="P7" draw:layer="layout" svg:width="0.16cm" svg:height="0.95cm" svg:x="37.345cm" svg:y="7.289cm" svg:viewBox="0 0 161 951" svg:d="M161 951v-764h-161v764zM161 0h-161v136h161z">
              <text:p/>
            </draw:path>
            <draw:path draw:style-name="gr25" draw:text-style-name="P7" draw:layer="layout" svg:width="0.261cm" svg:height="0.95cm" svg:x="37.558cm" svg:y="7.289cm" svg:viewBox="0 0 262 951" svg:d="M51 951h161v-662h50v-102h-50v-47c0-19 3-37 28-39h22v-101h-91c-99 0-120 40-120 91v96h-51v102h51z">
              <text:p/>
            </draw:path>
            <draw:path draw:style-name="gr25" draw:text-style-name="P7" draw:layer="layout" svg:width="0.398cm" svg:height="0.773cm" svg:x="37.864cm" svg:y="7.475cm" svg:viewBox="0 0 399 774" svg:d="M399 0h-161v618c0 20-2 46-42 46-33 0-35-26-35-46v-618h-161v628c0 80-3 146 124 146 43 0 87-18 111-54h3v44h161z">
              <text:p/>
            </draw:path>
            <draw:path draw:style-name="gr25" draw:text-style-name="P7" draw:layer="layout" svg:width="0.398cm" svg:height="0.773cm" svg:x="38.328cm" svg:y="7.466cm" svg:viewBox="0 0 399 774" svg:d="M0 774h161v-618c0-21 2-46 42-46 33 0 35 25 35 46v618h161v-636c0-80-1-138-124-138-44 0-87 17-111 53h-3v-43h-161z">
              <text:p/>
            </draw:path>
            <draw:polygon draw:style-name="gr25" draw:text-style-name="P7" draw:layer="layout" svg:width="0.42cm" svg:height="0.95cm" svg:x="38.796cm" svg:y="7.289cm" svg:viewBox="0 0 421 951" draw:points="161,951 161,549 167,549 256,951 421,951 324,531 416,187 255,187 167,538 161,538 161,0 0,0 0,951">
              <text:p/>
            </draw:polygon>
            <draw:polygon draw:style-name="gr25" draw:text-style-name="P7" draw:layer="layout" svg:width="0.167cm" svg:height="0.148cm" svg:x="39.278cm" svg:y="8.09cm" svg:viewBox="0 0 168 149" draw:points="168,149 168,0 0,0 0,149">
              <text:p/>
            </draw:polygon>
            <draw:path draw:style-name="gr25" draw:text-style-name="P7" draw:layer="layout" svg:width="0.398cm" svg:height="0.773cm" svg:x="39.535cm" svg:y="7.466cm" svg:viewBox="0 0 399 774" svg:d="M0 774h161v-618c0-21 2-46 42-46 33 0 35 25 35 46v618h161v-636c0-80-1-138-124-138-44 0-87 17-111 53h-3v-43h-161z">
              <text:p/>
            </draw:path>
            <draw:path draw:style-name="gr25" draw:text-style-name="P7" draw:layer="layout" svg:width="0.398cm" svg:height="0.782cm" svg:x="39.999cm" svg:y="7.466cm" svg:viewBox="0 0 399 783" svg:d="M238 473v179c0 34-15 37-38 37-24 0-39-3-39-37v-243h238v-281c0-78-77-128-199-128-123 0-200 50-200 128v527c0 79 77 128 200 128 122 0 199-49 199-128v-182zM238 319h-77v-188c0-35 15-38 39-38 23 0 38 3 38 38z">
              <text:p/>
            </draw:path>
            <draw:path draw:style-name="gr25" draw:text-style-name="P7" draw:layer="layout" svg:width="0.259cm" svg:height="0.901cm" svg:x="40.44cm" svg:y="7.338cm" svg:viewBox="0 0 260 902" svg:d="M208 0h-161v138h-47v101h47v561c0 29 22 102 121 102h92v-102h-17c-16 0-35-4-35-61v-500h52v-101h-52z">
              <text:p/>
            </draw:path>
          </draw:g>
          <draw:frame draw:style-name="gr26" draw:text-style-name="P14" draw:layer="layout" svg:width="9.8cm" svg:height="2.449cm" svg:x="31cm" svg:y="17.651cm">
            <draw:image xlink:href="Pictures/100002010000049D000001A957E7CFFF7924122B.png" xlink:type="simple" xlink:show="embed" xlink:actuate="onLoad">
              <text:p/>
            </draw:image>
          </draw:frame>
          <draw:g>
            <draw:path draw:style-name="gr27" draw:text-style-name="P18" draw:layer="layout" svg:width="7.29cm" svg:height="2.899cm" svg:x="0.709cm" svg:y="13.7cm" svg:viewBox="0 0 7291 2900" svg:d="M3840 21c-48 380-277 711-541 976-170 167-368 308-589 400 44-151 9-321-89-443 19-233 5-468-20-701-124 151-216 325-293 504-95-25-200-19-294 4-75-136-180-253-304-347-26 183-20 372 3 553-53 70-89 153-95 239-15 11-23 27-36 3-163-165-255-381-351-588-116 569-422 1074-731 1558-160 244-330 480-500 717 63 18 112-40 167-61 375-203 742-453 1170-528 60-10 122-13 184-13-2-109 96-202 206-192 101-1 197 40 286 85 24-70 75-125 139-159 125 216 362 337 591 413 81 27 171 41 250 58-5 65 21 146 92 161 61-49 108-120 176-154 86-6 171-20 252-47 64 48 142 104 226 77 3-61-17-122-9-183 114-112 222-231 310-364-249 1-510-12-731-136 98-2 195 27 282 74 206-96 449-30 632 89 45 28 89 59 128 95 286-132 614-124 922-95 693 72 1354 344 1933 723 27 15 56 24 85 35-92-162-227-291-340-439-492-590-1056-1122-1696-1550-447-303-923-561-1413-785-1 7-2 14-2 21z">
              <text:p/>
            </draw:path>
            <draw:path draw:style-name="gr28" draw:text-style-name="P19" draw:layer="layout" svg:width="7.154cm" svg:height="2.808cm" svg:x="0.775cm" svg:y="13.746cm" svg:viewBox="0 0 7155 2809" svg:d="M3802 0c-63 523-604 1187-1210 1405 26-58 40-122 40-188 0-112-41-216-109-299 16-172 14-380-11-630-101 132-182 295-251 460-49-15-101-22-155-22-60 0-119 10-172 27-59-108-137-220-264-325-19 184-13 351 13 497-65 82-106 183-94 256-35 2-42 30-42 54-150-130-255-307-371-564-104 460-417 1109-1176 2138 481-260 966-591 1427-592 32-198 235-254 505-119 32-72 93-123 169-158 101 228 469 439 863 483-21 80 20 151 47 155l157-149c97-4 194-20 285-50 65 50 138 96 189 85l-14-164c107-110 184-182 287-326-294-1-549-37-765-188 112-23 241-10 376 60 380-161 765 182 765 182 463-224 1699-138 2864 638-637-783-1456-1792-3353-2666z">
              <text:p/>
            </draw:path>
            <draw:polygon draw:style-name="gr29" draw:text-style-name="P18" draw:layer="layout" svg:width="0.411cm" svg:height="0.11cm" svg:x="2.616cm" svg:y="15.209cm" svg:viewBox="0 0 412 111" draw:points="0,63 49,111 381,85 412,0 365,42 61,89">
              <text:p/>
            </draw:polygon>
            <draw:path draw:style-name="gr29" draw:text-style-name="P18" draw:layer="layout" svg:width="1.005cm" svg:height="0.269cm" svg:x="2.357cm" svg:y="14.85cm" svg:viewBox="0 0 1006 270" svg:d="M390 170c29-57 26-60 214-115 119-36 235-73 253-17l145-38 4 25-143 50c-29 172-28 157-162 172-216 26-236 49-307-47l-57 8c-30 65-7 65-200 59-126-3-110-1-134-118-10-52-2-62 167-40 136 17 134 13 165 69z">
              <text:p/>
            </draw:path>
          </draw:g>
          <draw:frame draw:style-name="gr30" draw:text-style-name="P14" draw:layer="layout" svg:width="4.7cm" svg:height="3.371cm" svg:x="17.3cm" svg:y="18.8cm">
            <draw:image xlink:href="Pictures/1000020100000200000002001C28E97D208B987D.png" xlink:type="simple" xlink:show="embed" xlink:actuate="onLoad">
              <text:p/>
            </draw:image>
          </draw:frame>
          <draw:frame draw:style-name="gr2" draw:text-style-name="P14" draw:layer="layout" svg:width="5.979cm" svg:height="1.736cm" svg:x="23.9cm" svg:y="19.464cm">
            <draw:image xlink:href="Pictures/10001CF60000EDF30000451EEA66C4D9EFB3A2DC.svg" xlink:type="simple" xlink:show="embed" xlink:actuate="onLoad">
              <text:p/>
            </draw:image>
            <draw:image xlink:href="Pictures/10000201000005200000017D8E9D717222FFD3D6.png" xlink:type="simple" xlink:show="embed" xlink:actuate="onLoad"/>
          </draw:frame>
          <draw:frame draw:style-name="gr2" draw:text-style-name="P14" draw:layer="layout" svg:width="9.772cm" svg:height="2.997cm" svg:x="5.5cm" svg:y="17.803cm">
            <draw:image xlink:href="Pictures/1000020100000146000000645AC1A9F148D5FFDF.png" xlink:type="simple" xlink:show="embed" xlink:actuate="onLoad">
              <text:p/>
            </draw:image>
          </draw:frame>
        </draw:g>
        <draw:frame draw:style-name="gr31" draw:text-style-name="P21" draw:layer="layout" svg:width="15.1cm" svg:height="2.99cm" draw:transform="rotate (0.105766952670856) translate (-0.016cm 1.961cm)">
          <draw:text-box>
            <text:p text:style-name="P20"><text:span text:style-name="T2">This week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5cm" fo:page-width="42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124"/>
  </office:meta>
</office:document-meta>
</file>